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6.616cm" style:use-optimal-column-width="false"/>
    </style:style>
    <style:style style:name="co2" style:family="table-column">
      <style:table-column-properties style:column-width="6.619cm" style:use-optimal-column-width="false"/>
    </style:style>
    <style:style style:name="ro1" style:family="table-row">
      <style:table-row-properties style:row-height="3.414cm"/>
    </style:style>
    <style:style style:name="ro2" style:family="table-row">
      <style:table-row-properties style:row-height="3.419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26pt" style:font-size-asian="26pt" style:font-size-complex="26pt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26pt" fo:font-style="italic" style:font-size-asian="26pt" style:font-style-asian="italic" style:font-size-complex="26pt" style:font-style-complex="italic"/>
    </style:style>
    <style:style style:name="ce3" style:family="table-cell">
      <style:graphic-properties style:repeat="repeat" draw:textarea-vertical-align="middle"/>
      <style:paragraph-properties fo:text-align="center"/>
      <style:text-properties fo:color="#ff0000" fo:font-size="26pt" style:font-size-asian="26pt" style:font-size-complex="26pt"/>
    </style:style>
    <style:style style:name="P1" style:family="paragraph">
      <style:paragraph-properties fo:text-align="center"/>
      <style:text-properties fo:font-size="26pt" fo:font-style="italic" style:font-size-asian="26pt" style:font-style-asian="italic" style:font-size-complex="26pt" style:font-style-complex="italic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color="#ff0000" fo:font-size="26pt" style:font-size-asian="26pt" style:font-size-complex="26pt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color="#00ff00"/>
    </style:style>
    <style:style style:name="P7" style:family="paragraph">
      <style:text-properties fo:color="#ff0000"/>
    </style:style>
    <style:style style:name="T1" style:family="text">
      <style:text-properties fo:color="#ff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9.85cm" svg:height="10.246cm" svg:x="5.143cm" svg:y="3.7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High</text:p>
              </table:table-cell>
              <table:table-cell>
                <text:p text:style-name="P1">Low</text:p>
              </table:table-cell>
            </table:table-row>
            <table:table-row table:style-name="ro1">
              <table:table-cell table:style-name="ce2">
                <text:p text:style-name="P1">High</text:p>
              </table:table-cell>
              <table:table-cell table:style-name="ce1">
                <text:p text:style-name="P2">Possible</text:p>
              </table:table-cell>
              <table:table-cell table:style-name="ce3">
                <text:p text:style-name="P3"><text:span text:style-name="T1">Possible?</text:span></text:p>
              </table:table-cell>
            </table:table-row>
            <table:table-row table:style-name="ro2" table:default-cell-style-name="ce1">
              <table:table-cell table:style-name="ce2">
                <text:p text:style-name="P1">Low</text:p>
              </table:table-cell>
              <table:table-cell>
                <text:p text:style-name="P2">Possible</text:p>
              </table:table-cell>
              <table:table-cell>
                <text:p text:style-name="P2"><text:s text:c="3"/><text:span text:style-name="T2">Possib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1.993cm" svg:height="1.195cm" svg:x="12.5cm" svg:y="2.558cm">
          <draw:text-box>
            <text:p text:style-name="P4"><text:span text:style-name="T3">Phenotypic similarity</text:span></text:p>
          </draw:text-box>
        </draw:frame>
        <draw:frame draw:style-name="gr1" draw:text-style-name="P4" draw:layer="layout" svg:width="9cm" svg:height="1.195cm" draw:transform="rotate (1.5707963267949) translate (3.305cm 13.5cm)">
          <draw:text-box>
            <text:p text:style-name="P4"><text:span text:style-name="T3">Genotypic similarity</text:span></text:p>
          </draw:text-box>
        </draw:frame>
        <draw:custom-shape draw:style-name="gr2" draw:text-style-name="P5" draw:layer="layout" svg:width="7cm" svg:height="6.001cm" svg:x="5.8cm" svg:y="14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4cm" svg:height="3.827cm" svg:x="7.8cm" svg:y="1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6" draw:layer="layout" svg:width="3.5cm" svg:height="1.673cm" svg:x="7.3cm" svg:y="14.9cm">
          <draw:text-box>
            <text:p text:style-name="P6"><text:span text:style-name="T4">Genotype space</text:span></text:p>
          </draw:text-box>
        </draw:frame>
        <draw:frame draw:style-name="gr1" draw:text-style-name="P7" draw:layer="layout" svg:width="4cm" svg:height="1.673cm" svg:x="8.3cm" svg:y="17.601cm">
          <draw:text-box>
            <text:p text:style-name="P7"><text:span text:style-name="T1">Phenotype spa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cisco </meta:initial-creator>
    <meta:creation-date>2012-09-21T10:39:13</meta:creation-date>
    <meta:editing-duration>PT10M9S</meta:editing-duration>
    <meta:editing-cycles>2</meta:editing-cycles>
    <dc:date>2012-09-21T10:49:17</dc:date>
    <dc:creator>francisco </dc:creator>
    <meta:document-statistic meta:object-count="30"/>
    <meta:generator>LibreOffice/3.4$Linux LibreOffice_project/340m1$Build-402</meta:generator>
  </office:meta>
</office:document-meta>
</file>